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MemoryStreamCache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MemoryStreamCache.writ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StreamCach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StreamCache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MemoryStreamCache.InMemoryStreamCache( int hi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MemoryStreamCache.InMemoryStream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MemoryStreamCache.outputContents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